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byssinica SIL" svg:font-family="'Abyssinica SIL'" style:font-pitch="variable"/>
    <style:font-face style:name="Cantarell" svg:font-family="Cantarell" style:font-pitch="variable"/>
    <style:font-face style:name="Chilanka" svg:font-family="Chilanka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de46" officeooo:paragraph-rsid="0007de46"/>
    </style:style>
    <style:style style:name="P2" style:family="paragraph" style:parent-style-name="Standard">
      <style:paragraph-properties fo:text-align="end" style:justify-single-word="false"/>
      <style:text-properties style:font-name="Abyssinica SIL" officeooo:rsid="0007de46" officeooo:paragraph-rsid="0007de46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8pt" officeooo:rsid="0007de46" officeooo:paragraph-rsid="0007de46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8pt" officeooo:rsid="0008521c" officeooo:paragraph-rsid="0008521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ed1c24" style:font-name="Abyssinica SIL" fo:font-size="18pt" fo:font-weight="bold" officeooo:rsid="0007de46" officeooo:paragraph-rsid="0007de4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ed1c24" style:font-name="Abyssinica SIL" fo:font-size="18pt" fo:font-weight="bold" officeooo:rsid="0008521c" officeooo:paragraph-rsid="0008521c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ed1c24" style:font-name="Abyssinica SIL" fo:font-size="18pt" style:text-underline-style="solid" style:text-underline-width="auto" style:text-underline-color="font-color" fo:font-weight="normal" officeooo:rsid="000c89af" officeooo:paragraph-rsid="000c89af" fo:background-color="#fffbcc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ed1c24" fo:font-size="18pt" officeooo:rsid="000c89af" officeooo:paragraph-rsid="000c89af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byssinica SIL" fo:font-size="18pt" fo:font-weight="normal" officeooo:rsid="0008521c" officeooo:paragraph-rsid="0008521c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byssinica SIL" fo:font-size="18pt" style:text-underline-style="solid" style:text-underline-width="auto" style:text-underline-color="font-color" fo:font-weight="normal" officeooo:rsid="000d78d0" officeooo:paragraph-rsid="000d78d0" fo:background-color="#fffbcc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byssinica SIL" fo:font-size="18pt" style:text-underline-style="solid" style:text-underline-width="auto" style:text-underline-color="font-color" fo:font-weight="normal" officeooo:rsid="000eb87e" officeooo:paragraph-rsid="000eb87e" fo:background-color="#fffbcc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byssinica SIL" fo:font-size="20pt" style:text-underline-style="solid" style:text-underline-width="auto" style:text-underline-color="font-color" fo:font-weight="normal" officeooo:rsid="000eb87e" officeooo:paragraph-rsid="000eb87e" fo:background-color="#fffbcc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09d9ba" officeooo:paragraph-rsid="000c89af" fo:background-color="#fffbcc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09d9ba" officeooo:paragraph-rsid="0009d9ba" fo:background-color="#fffbcc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0a417" officeooo:paragraph-rsid="0010a417" fo:background-color="#fffbcc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0a417" officeooo:paragraph-rsid="0010a417" fo:background-color="#fffbcc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0e275" officeooo:paragraph-rsid="0010e275" fo:background-color="#fffbcc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15056" officeooo:paragraph-rsid="00115056" fo:background-color="#fffbcc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15056" officeooo:paragraph-rsid="0016860d" fo:background-color="#fffbcc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6860d" officeooo:paragraph-rsid="0016860d" fo:background-color="#fffbcc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7c972" officeooo:paragraph-rsid="0017c972" fo:background-color="#fffbcc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7c972" officeooo:paragraph-rsid="001b38bd" fo:background-color="#fffbcc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cc2ce" officeooo:paragraph-rsid="001cc2ce" fo:background-color="#fffbcc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2b511a" style:font-name="Abyssinica SIL" fo:font-size="20pt" style:text-underline-style="solid" style:text-underline-width="auto" style:text-underline-color="font-color" fo:font-weight="normal" officeooo:rsid="001cc888" officeooo:paragraph-rsid="001cc888" fo:background-color="#fffbcc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normal" officeooo:rsid="000c89af" officeooo:paragraph-rsid="000c89af" fo:background-color="#fffbcc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normal" officeooo:rsid="001cc888" officeooo:paragraph-rsid="001cc888" fo:background-color="#fffbcc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normal" officeooo:rsid="0017c972" officeooo:paragraph-rsid="001b38bd" fo:background-color="#fffbcc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normal" officeooo:rsid="0017c972" officeooo:paragraph-rsid="0017c972" fo:background-color="#fffbcc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normal" officeooo:rsid="0010a417" officeooo:paragraph-rsid="0010a417" fo:background-color="#fffbcc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normal" officeooo:rsid="001cc2ce" officeooo:paragraph-rsid="001cc2ce" fo:background-color="#fffbcc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bold" officeooo:rsid="0009d9ba" officeooo:paragraph-rsid="000c89af" fo:background-color="#fffbcc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bold" officeooo:rsid="001cc888" officeooo:paragraph-rsid="001cc888" fo:background-color="#fffbcc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2b511a" style:font-name="Abyssinica SIL" fo:font-size="18pt" style:text-underline-style="solid" style:text-underline-width="auto" style:text-underline-color="font-color" fo:font-weight="normal" officeooo:rsid="0009d9ba" officeooo:paragraph-rsid="0009d9ba" fo:background-color="#fffbcc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2b511a" style:font-name="Abyssinica SIL" fo:font-size="18pt" style:text-underline-style="solid" style:text-underline-width="auto" style:text-underline-color="font-color" fo:font-weight="normal" officeooo:rsid="0009d9ba" fo:background-color="#fffbcc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b511a" style:font-name="Abyssinica SIL" fo:font-size="18pt" style:text-underline-style="solid" style:text-underline-width="auto" style:text-underline-color="font-color" fo:font-weight="normal" officeooo:rsid="0009d9ba" officeooo:paragraph-rsid="0009d9ba" fo:background-color="#fffbcc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2b511a" style:font-name="Abyssinica SIL" fo:font-size="18pt" style:text-underline-style="solid" style:text-underline-width="auto" style:text-underline-color="font-color" fo:font-weight="normal" officeooo:rsid="0009d9ba" officeooo:paragraph-rsid="00201287" fo:background-color="#fffbcc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2b511a" style:font-name="Abyssinica SIL" fo:font-size="18pt" style:text-underline-style="solid" style:text-underline-width="auto" style:text-underline-color="font-color" fo:font-weight="normal" officeooo:rsid="000c89af" officeooo:paragraph-rsid="000c89af" fo:background-color="#fffbcc" style:font-size-asian="18pt" style:font-weight-asian="normal" style:font-size-complex="18pt" style:font-weight-complex="normal"/>
    </style:style>
    <style:style style:name="P38" style:family="paragraph" style:parent-style-name="Standard">
      <style:text-properties fo:font-size="18pt" officeooo:rsid="000a9242" officeooo:paragraph-rsid="000a9242" style:font-size-asian="15.75pt" style:font-size-complex="18pt"/>
    </style:style>
    <style:style style:name="P39" style:family="paragraph" style:parent-style-name="Standard">
      <style:paragraph-properties fo:text-align="center" style:justify-single-word="false"/>
      <style:text-properties officeooo:rsid="0010a417" officeooo:paragraph-rsid="0010a417"/>
    </style:style>
    <style:style style:name="P40" style:family="paragraph" style:parent-style-name="Standard">
      <style:text-properties fo:font-size="20pt" officeooo:rsid="0009d9ba" officeooo:paragraph-rsid="0009d9ba" style:font-size-asian="20pt" style:font-size-complex="20pt"/>
    </style:style>
    <style:style style:name="P41" style:family="paragraph" style:parent-style-name="Standard">
      <style:text-properties fo:font-size="20pt" officeooo:rsid="000a7dec" officeooo:paragraph-rsid="000a7dec" style:font-size-asian="20pt" style:font-size-complex="20pt"/>
    </style:style>
    <style:style style:name="P42" style:family="paragraph" style:parent-style-name="Standard">
      <style:text-properties fo:font-size="20pt" officeooo:rsid="000a8cc6" officeooo:paragraph-rsid="000a8cc6" style:font-size-asian="20pt" style:font-size-complex="20pt"/>
    </style:style>
    <style:style style:name="P43" style:family="paragraph" style:parent-style-name="Standard">
      <style:paragraph-properties fo:text-align="start" style:justify-single-word="false"/>
      <style:text-properties officeooo:rsid="0017c972" officeooo:paragraph-rsid="0017c972"/>
    </style:style>
    <style:style style:name="P44" style:family="paragraph" style:parent-style-name="Text_20_body">
      <style:text-properties fo:font-size="18pt" officeooo:rsid="000a9242" officeooo:paragraph-rsid="000a9242" style:font-size-asian="15.75pt" style:font-size-complex="18pt"/>
    </style:style>
    <style:style style:name="P45" style:family="paragraph" style:parent-style-name="Text_20_body">
      <style:text-properties fo:font-size="20pt" officeooo:rsid="000a9242" officeooo:paragraph-rsid="000a9242" style:font-size-asian="20pt" style:font-size-complex="20pt"/>
    </style:style>
    <style:style style:name="P46" style:family="paragraph" style:parent-style-name="Standard">
      <style:paragraph-properties fo:text-align="start" style:justify-single-word="false"/>
      <style:text-properties fo:color="#2b511a" style:font-name="Abyssinica SIL" fo:font-size="20pt" style:text-underline-style="none" fo:font-weight="bold" officeooo:rsid="001cc888" officeooo:paragraph-rsid="001cc888" fo:background-color="#fffbcc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12529" style:font-name="FreeSans" fo:font-size="16pt" fo:letter-spacing="normal" fo:font-style="normal" style:text-underline-style="none" fo:font-weight="bold" officeooo:rsid="001cc888" officeooo:paragraph-rsid="001cc888" fo:background-color="#fffbcc" style:font-size-asian="16pt" style:font-weight-asian="bold" style:font-size-complex="16pt" style:font-weight-complex="bold"/>
    </style:style>
    <style:style style:name="T1" style:family="text">
      <style:text-properties style:font-name="Chilanka" fo:font-size="16pt" style:font-size-asian="16pt" style:font-size-complex="16pt"/>
    </style:style>
    <style:style style:name="T2" style:family="text">
      <style:text-properties fo:color="#2b511a" style:font-name="Abyssinica SIL" fo:font-size="20pt" style:text-underline-style="solid" style:text-underline-width="auto" style:text-underline-color="font-color" fo:font-weight="normal" fo:background-color="#fffbcc" loext:char-shading-value="0" style:font-size-asian="20pt" style:font-weight-asian="normal" style:font-size-complex="20pt" style:font-weight-complex="normal"/>
    </style:style>
    <style:style style:name="T3" style:family="text">
      <style:text-properties fo:color="#2b511a" style:font-name="Abyssinica SIL" fo:font-size="20pt" style:text-underline-style="solid" style:text-underline-width="auto" style:text-underline-color="font-color" fo:font-weight="normal" officeooo:rsid="0012b38b" fo:background-color="#fffbcc" loext:char-shading-value="0" style:font-size-asian="20pt" style:font-weight-asian="normal" style:font-size-complex="20pt" style:font-weight-complex="normal"/>
    </style:style>
    <style:style style:name="T4" style:family="text">
      <style:text-properties fo:color="#2b511a" style:font-name="Abyssinica SIL" fo:font-size="20pt" style:text-underline-style="solid" style:text-underline-width="auto" style:text-underline-color="font-color" fo:font-weight="normal" officeooo:rsid="00115056" fo:background-color="#fffbcc" loext:char-shading-value="0" style:font-size-asian="20pt" style:font-weight-asian="normal" style:font-size-complex="20pt" style:font-weight-complex="normal"/>
    </style:style>
    <style:style style:name="T5" style:family="text">
      <style:text-properties style:font-name="Abyssinica SIL" style:text-underline-style="solid" style:text-underline-width="auto" style:text-underline-color="font-color" fo:font-weight="normal" fo:background-color="#fffbcc" loext:char-shading-value="0" style:font-weight-asian="normal" style:font-weight-complex="normal"/>
    </style:style>
    <style:style style:name="T6" style:family="text">
      <style:text-properties style:font-name="Abyssinica SIL" style:text-underline-style="solid" style:text-underline-width="auto" style:text-underline-color="font-color" fo:font-weight="normal" officeooo:rsid="0009d9ba" fo:background-color="#fffbcc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mingo – 27 Enero 2019</text:span>.</text:p>
      <text:p text:style-name="P1"/>
      <text:p text:style-name="P1"/>
      <text:p text:style-name="P1"/>
      <text:p text:style-name="P1"/>
      <text:p text:style-name="P2"/>
      <text:p text:style-name="P3">Que es el desequilibrio de la rueda?</text:p>
      <text:p text:style-name="P5">What is wheel imbalance?</text:p>
      <text:p text:style-name="P3"/>
      <text:p text:style-name="P3"/>
      <text:p text:style-name="P3">Casi todos los neumáticos y las ruedas tienen algún tipo de desequilibrio. Cuando está hecho, la rueda y los neumáticos pueden tener un punto pesado, o un desequilibrio, que debe corregirse.</text:p>
      <text:p text:style-name="P6">(“ Nearly every tire and wheel has some type of imbalance. <text:s/>When made, wheel and tires may have a heavy spot, or an imbalance, that should be corrected.”)</text:p>
      <text:p text:style-name="P4"/>
      <text:p text:style-name="P4">¿Cómo corregir el desequilibrio en los neumáticos?</text:p>
      <text:p text:style-name="P6">(“how to correct imbalance in the tires?” )</text:p>
      <text:p text:style-name="P6"/>
      <text:p text:style-name="P9">Para corregir o compensar un desequilibrio, se debe aplicar un peso al lado opuesto del área de desequilibrio. Colocando una rueda de enganche o una rueda adhesiva en el lado opuesto del punto pesado, la rueda puede girar a la perfección.</text:p>
      <text:p text:style-name="P9"/>
      <text:p text:style-name="P6">(“ To correct or offset an imbalance, a weight should be applied to the opposite side of the imbalance area. By placing a clip-on or an adhesive wheel balance opposite of the heavy spot, the wheel can roll true.” )</text:p>
      <text:p text:style-name="P6"/>
      <text:p text:style-name="P33"/>
      <text:p text:style-name="P33"/>
      <text:p text:style-name="P35"><text:soft-page-break/>Cuando busque soluciones de equilibrio de ruedas de alta igualdad, no busque más que los productos disponibles de equipos perfectos a través del suministro de neumáticos Myres.</text:p>
      <text:p text:style-name="P35">La marca perfecta ha sido sinónimo de calidad y valor durante los últimos 75 años y nuestro objetivo es continuar con ese éxito fabricando los mejores productos disponibles en la actualidad y asociándonos con empresas como Myers Tyre Tire. su proveedor de una fuente.</text:p>
      <text:p text:style-name="P35"/>
      <text:p text:style-name="P36">(“ when you are looking for high equality wheel balance solutions look no further than the products available from perfect equipment throught myres tire supply.</text:p>
      <text:p text:style-name="P36">the perfect brand has stood for quality and value for the past 75 years and <text:s/>we aim to continue that succes by manufacturing the best products <text:s/>available today and by partnering with companies like myers tire supply. yours one source supplier <text:s text:c="2"/>“)</text:p>
      <text:p text:style-name="P33"/>
      <text:p text:style-name="P14"/>
      <text:p text:style-name="P14">zinc</text:p>
      <text:p text:style-name="P14"/>
      <text:p text:style-name="P40">Los contrapesos de las ruedas de zinc son utilizados por más OEM en todo el mundo que cualquier otro material disponible.</text:p>
      <text:p text:style-name="P40">(“ Zinc wheel balance weights are used by more OEMs worldwide than any other material available. “)</text:p>
      <text:p text:style-name="P40"/>
      <text:p text:style-name="P40">Fácil de instalar: funciona y se adapta muy bien al plomo</text:p>
      <text:p text:style-name="P41">( “ Easy to install - function and fit much like lead “ )</text:p>
      <text:p text:style-name="P41"/>
      <text:p text:style-name="P41">Resistencia superior a la corrosión: ¡nunca se oxida!</text:p>
      <text:p text:style-name="P42"><text:soft-page-break/>(“Superior corrosion resistance - will never rust! “)</text:p>
      <text:p text:style-name="P42"/>
      <text:p text:style-name="P42">El material más suave reduce el rayado.</text:p>
      <text:p text:style-name="P45">(“ Softer material reduces scratching <text:s/>“)</text:p>
      <text:p text:style-name="P44"/>
      <text:p text:style-name="P37">Acero</text:p>
      <text:p text:style-name="P34">El diseño de clip de acero de alta calidad está aprobado por OEM y probado en el tiempo</text:p>
      <text:p text:style-name="P34"/>
      <text:p text:style-name="P8"><text:span text:style-name="T6">(“High-quality steel clip-on design is OEM approved and time-tested“</text:span><text:span text:style-name="T5">).</text:span></text:p>
      <text:p text:style-name="P7"/>
      <text:p text:style-name="P10">El recubrimiento en polvo premium proporciona protección contra la corrosión</text:p>
      <text:p text:style-name="P10"/>
      <text:p text:style-name="P10">(“Premium powder coating provides corrosion protection“)</text:p>
      <text:p text:style-name="P10"/>
      <text:p text:style-name="P10">Marcas claras para una fácil identificación</text:p>
      <text:p text:style-name="P11">(“ Clear markings for easy identification “)</text:p>
      <text:p text:style-name="P11"/>
      <text:p text:style-name="P12"/>
      <text:p text:style-name="P39"><text:span text:style-name="T3">PLOMO</text:span><text:span text:style-name="T2"> </text:span></text:p>
      <text:p text:style-name="P15"/>
      <text:p text:style-name="P16">Perfect Equipment ha estado entregando pesos de ruedas líderes en la industria durante 75 años.</text:p>
      <text:p text:style-name="P16"/>
      <text:p text:style-name="P17">(“Perfect Equipment has been delivering industry leading wheel weights for 75 years“)</text:p>
      <text:p text:style-name="P17"/>
      <text:p text:style-name="P17"><text:soft-page-break/>Diseño bien probado que se ha convertido en el estándar de la industria.</text:p>
      <text:p text:style-name="P18">(“Well proven design that has become the industry standard“)</text:p>
      <text:p text:style-name="P18"/>
      <text:p text:style-name="P20">Diseños de clips aprobados por OEM</text:p>
      <text:p text:style-name="P20">(“ OEM <text:s/>approved clip designs <text:s/>“)</text:p>
      <text:p text:style-name="P19"/>
      <text:p text:style-name="P19">Sin recubrimiento o con recubrimiento en polvo premium para protección contra la corrosión</text:p>
      <text:p text:style-name="P43"><text:span text:style-name="T4">(“Uncoated or with premium powder coating for corrosion protection”</text:span><text:span text:style-name="T2">)</text:span></text:p>
      <text:p text:style-name="P21"/>
      <text:p text:style-name="P27"><text:s text:c="12"/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15"/>“Plomo de alta resistencia”</text:p>
      <text:p text:style-name="P21"/>
      <text:p text:style-name="P21">Equilibre a la perfección sus vehículos de servicio mediano y pesado con los pesos pesados de las ruedas de plomo.<text:line-break/>Disponible en tamaños más grandes hasta 16 oz.<text:line-break/>Diseño de cuerpo ancho<text:line-break/>Material de clip más grueso para ayudar con la retención<text:line-break/><text:soft-page-break/>Sin recubrimiento o con recubrimiento en polvo premium para protección contra la corrosión</text:p>
      <text:p text:style-name="P28"/>
      <text:p text:style-name="P19"/>
      <text:p text:style-name="P29"/>
      <text:p text:style-name="P23">PESAS ADHESIVAS.</text:p>
      <text:p text:style-name="P30">El acero QuikStik® es utilizado por más fabricantes de equipos originales en América del Norte que cualquier otro adhesivo de acero.<text:line-break/>Cinta adhesiva blanca premium All-Weather ™<text:line-break/>El recubrimiento proporciona protección contra la corrosión</text:p>
      <text:p text:style-name="P30">(“ Steel QuikStik® is used by more OEMs in North America than any other steel adhesive</text:p>
      <text:p text:style-name="P30">All-Weather™ premium adhesive white tape</text:p>
      <text:p text:style-name="P30">Coating provides corrosion protection”)</text:p>
      <text:p text:style-name="P30"/>
      <text:p text:style-name="P30"/>
      <text:p text:style-name="P30"/>
      <text:p text:style-name="P30"/>
      <text:p text:style-name="P24">PESAS ADHESIVAS DE PLOMO.</text:p>
      <text:p text:style-name="P13"/>
      <text:p text:style-name="P13"/>
      <text:p text:style-name="P31">Perfecto inventado el peso adhesivo pre-segmentado,<text:line-break/>Cinta adhesiva blanca premium All-Weather ™.<text:line-break/>Sin recubrimiento o con recubrimiento de polvo premium para protección contra la corrosión.<text:line-break/>Cinta adhesiva blanca premium All-Weather ™.</text:p>
      <text:p text:style-name="P31"><text:soft-page-break/></text:p>
      <text:p text:style-name="P32">(“ Perfect invented the pre-segmented adhesive weight,</text:p>
      <text:p text:style-name="P32">All-Weather™ premium adhesive white tape.</text:p>
      <text:p text:style-name="P32">Uncoated or with premium powder coating for corrosion protection.</text:p>
      <text:p text:style-name="P32">All-Weather™ premium adhesive white tape.”)</text:p>
      <text:p text:style-name="P32"/>
      <text:p text:style-name="P32"/>
      <text:p text:style-name="P32"/>
      <text:p text:style-name="P47">Este procedimiento se realiza para balancear el peso de cada llanta de tu vehículo, consiste en desmontar cada llanta y subirla en la máquina balanceadora, donde la llanta gira sobre su eje mientras un computador identifica si el peso de la rueda y la llanta están equilibrados, en caso contrario se instalan pequeñas pesas de plomo en el rin para compensar, asi obtienes mayor precisión a la hora de conducir.</text:p>
      <text:p text:style-name="P32"/>
      <text:p text:style-name="P26"/>
      <text:p text:style-name="P25"/>
      <text:p text:style-name="P44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Abyssinica SIL" svg:font-family="'Abyssinica SIL'" style:font-pitch="variable"/>
    <style:font-face style:name="Cantarell" svg:font-family="Cantarell" style:font-pitch="variable"/>
    <style:font-face style:name="Chilanka" svg:font-family="Chilanka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2:05:23.831760616</meta:creation-date>
    <dc:date>2019-02-10T23:04:59.985423435</dc:date>
    <meta:editing-duration>PT1H53M38S</meta:editing-duration>
    <meta:editing-cycles>24</meta:editing-cycles>
    <meta:generator>LibreOffice/6.0.3.2$Linux_X86_64 LibreOffice_project/00m0$Build-2</meta:generator>
    <meta:document-statistic meta:table-count="0" meta:image-count="0" meta:object-count="0" meta:page-count="6" meta:paragraph-count="53" meta:word-count="793" meta:character-count="4945" meta:non-whitespace-character-count="4167"/>
  </office:meta>
</office:document-meta>
</file>